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33333" draw:fill="none" draw:textarea-vertical-align="middle"/>
    </style:style>
    <style:style style:name="gr2" style:family="graphic" style:parent-style-name="objectwithoutfill">
      <style:graphic-properties draw:stroke="solid" svg:stroke-width="0.028cm" svg:stroke-color="#0066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66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333333" draw:fill="none" draw:fill-color="#ffffff" fo:min-height="0.357cm"/>
    </style:style>
    <style:style style:name="gr5" style:family="graphic" style:parent-style-name="standard">
      <style:graphic-properties draw:stroke="none" svg:stroke-color="#333333" draw:fill="none" draw:fill-color="#ffffff" fo:min-height="0.475cm"/>
    </style:style>
    <style:style style:name="gr6" style:family="graphic" style:parent-style-name="objectwithoutfill">
      <style:graphic-properties draw:stroke="solid"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66cc" draw:marker-start-width="0.242cm" draw:marker-end-width="0.242cm" draw:fill="none" draw:textarea-horizontal-align="justify" draw:textarea-vertical-align="middle" draw:auto-grow-height="false" fo:min-height="13.722cm" fo:min-width="17.572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33333" fo:font-size="9pt" style:font-size-asian="9pt" style:font-size-complex="9pt"/>
    </style:style>
    <style:style style:name="P3" style:family="paragraph">
      <loext:graphic-properties draw:fill="none" draw:fill-color="#ffffff"/>
      <style:text-properties fo:color="#0066cc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color="#333333" fo:font-size="9pt" style:font-size-asian="9pt" style:font-size-complex="9pt"/>
    </style:style>
    <style:style style:name="T2" style:family="text">
      <style:text-properties fo:color="#0066cc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299cm" svg:y1="19.579cm" svg:x2="10.299cm" svg:y2="20.579cm">
          <text:p/>
        </draw:line>
        <draw:line draw:style-name="gr1" draw:text-style-name="P1" draw:layer="layout" svg:x1="10.299cm" svg:y1="0.379cm" svg:x2="10.299cm" svg:y2="1.379cm">
          <text:p/>
        </draw:line>
        <draw:line draw:style-name="gr2" draw:text-style-name="P1" draw:layer="layout" svg:x1="0.799cm" svg:y1="2.779cm" svg:x2="5.899cm" svg:y2="2.779cm">
          <text:p/>
        </draw:line>
        <draw:line draw:style-name="gr2" draw:text-style-name="P1" draw:layer="layout" svg:x1="0.799cm" svg:y1="3.579cm" svg:x2="5.899cm" svg:y2="3.579cm">
          <text:p/>
        </draw:line>
        <draw:line draw:style-name="gr2" draw:text-style-name="P1" draw:layer="layout" svg:x1="6.299cm" svg:y1="2.779cm" svg:x2="9.899cm" svg:y2="2.779cm">
          <text:p/>
        </draw:line>
        <draw:line draw:style-name="gr2" draw:text-style-name="P1" draw:layer="layout" svg:x1="6.299cm" svg:y1="3.579cm" svg:x2="9.899cm" svg:y2="3.579cm">
          <text:p/>
        </draw:line>
        <draw:line draw:style-name="gr3" draw:text-style-name="P1" draw:layer="layout" svg:x1="9.899cm" svg:y1="11.779cm" svg:x2="4.625cm" svg:y2="11.779cm">
          <text:p/>
        </draw:line>
        <draw:line draw:style-name="gr3" draw:text-style-name="P1" draw:layer="layout" svg:x1="9.899cm" svg:y1="12.579cm" svg:x2="4.625cm" svg:y2="12.579cm">
          <text:p/>
        </draw:line>
        <draw:line draw:style-name="gr3" draw:text-style-name="P1" draw:layer="layout" svg:x1="4.212cm" svg:y1="11.779cm" svg:x2="0.799cm" svg:y2="11.779cm">
          <text:p/>
        </draw:line>
        <draw:line draw:style-name="gr3" draw:text-style-name="P1" draw:layer="layout" svg:x1="4.212cm" svg:y1="12.579cm" svg:x2="0.799cm" svg:y2="12.579cm">
          <text:p/>
        </draw:line>
        <draw:line draw:style-name="gr3" draw:text-style-name="P1" draw:layer="layout" svg:x1="9.899cm" svg:y1="13.379cm" svg:x2="4.625cm" svg:y2="13.379cm">
          <text:p/>
        </draw:line>
        <draw:line draw:style-name="gr3" draw:text-style-name="P1" draw:layer="layout" svg:x1="9.899cm" svg:y1="14.179cm" svg:x2="4.625cm" svg:y2="14.179cm">
          <text:p/>
        </draw:line>
        <draw:line draw:style-name="gr3" draw:text-style-name="P1" draw:layer="layout" svg:x1="4.212cm" svg:y1="13.379cm" svg:x2="0.799cm" svg:y2="13.379cm">
          <text:p/>
        </draw:line>
        <draw:line draw:style-name="gr3" draw:text-style-name="P1" draw:layer="layout" svg:x1="4.212cm" svg:y1="14.179cm" svg:x2="0.799cm" svg:y2="14.179cm">
          <text:p/>
        </draw:line>
        <draw:frame draw:style-name="gr4" draw:text-style-name="P2" draw:layer="layout" svg:width="3.9cm" svg:height="0.607cm" svg:x="0.699cm" svg:y="10.472cm">
          <draw:text-box>
            <text:p><text:span text:style-name="T1">Save the date:</text:span></text:p>
          </draw:text-box>
        </draw:frame>
        <draw:frame draw:style-name="gr5" draw:text-style-name="P3" draw:layer="layout" svg:width="2.3cm" svg:height="0.725cm" svg:x="6.2cm" svg:y="0.675cm">
          <draw:text-box>
            <text:p><text:span text:style-name="T2">MyNotes</text:span></text:p>
          </draw:text-box>
        </draw:frame>
        <draw:line draw:style-name="gr6" draw:text-style-name="P1" draw:layer="layout" svg:x1="0.799cm" svg:y1="5.179cm" svg:x2="9.899cm" svg:y2="5.179cm">
          <text:p/>
        </draw:line>
        <draw:line draw:style-name="gr6" draw:text-style-name="P1" draw:layer="layout" svg:x1="0.799cm" svg:y1="5.979cm" svg:x2="9.899cm" svg:y2="5.979cm">
          <text:p/>
        </draw:line>
        <draw:frame draw:style-name="gr4" draw:text-style-name="P2" draw:layer="layout" svg:width="3.9cm" svg:height="0.607cm" svg:x="0.699cm" svg:y="15.773cm">
          <draw:text-box>
            <text:p><text:span text:style-name="T1">Maßnahmen:</text:span></text:p>
          </draw:text-box>
        </draw:frame>
        <draw:line draw:style-name="gr2" draw:text-style-name="P1" draw:layer="layout" svg:x1="0.799cm" svg:y1="16.879cm" svg:x2="9.899cm" svg:y2="16.879cm">
          <text:p/>
        </draw:line>
        <draw:line draw:style-name="gr2" draw:text-style-name="P1" draw:layer="layout" svg:x1="0.799cm" svg:y1="17.679cm" svg:x2="9.899cm" svg:y2="17.679cm">
          <text:p/>
        </draw:line>
        <draw:line draw:style-name="gr2" draw:text-style-name="P1" draw:layer="layout" svg:x1="0.799cm" svg:y1="18.479cm" svg:x2="9.899cm" svg:y2="18.479cm">
          <text:p/>
        </draw:line>
        <draw:line draw:style-name="gr2" draw:text-style-name="P1" draw:layer="layout" svg:x1="0.799cm" svg:y1="19.279cm" svg:x2="9.899cm" svg:y2="19.279cm">
          <text:p/>
        </draw:line>
        <draw:line draw:style-name="gr2" draw:text-style-name="P1" draw:layer="layout" svg:x1="0.799cm" svg:y1="20.079cm" svg:x2="9.899cm" svg:y2="20.079cm">
          <text:p/>
        </draw:line>
        <draw:frame draw:style-name="gr4" draw:text-style-name="P2" draw:layer="layout" svg:width="3.9cm" svg:height="0.607cm" svg:x="0.699cm" svg:y="3.774cm">
          <draw:text-box>
            <text:p><text:span text:style-name="T1">Titel</text:span></text:p>
          </draw:text-box>
        </draw:frame>
        <draw:line draw:style-name="gr1" draw:text-style-name="P1" draw:layer="layout" svg:x1="19.807cm" svg:y1="0.4cm" svg:x2="19.807cm" svg:y2="1.4cm">
          <text:p/>
        </draw:line>
        <draw:line draw:style-name="gr1" draw:text-style-name="P1" draw:layer="layout" svg:x1="19.807cm" svg:y1="19.6cm" svg:x2="19.807cm" svg:y2="20.6cm">
          <text:p/>
        </draw:line>
        <draw:custom-shape draw:style-name="gr7" draw:text-style-name="P1" draw:layer="layout" svg:width="18.1cm" svg:height="14cm" svg:x="10.807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07cm" svg:y1="16.9cm" svg:x2="19.607cm" svg:y2="16.9cm">
          <text:p/>
        </draw:line>
        <draw:line draw:style-name="gr3" draw:text-style-name="P1" draw:layer="layout" svg:x1="10.807cm" svg:y1="17.7cm" svg:x2="19.607cm" svg:y2="17.7cm">
          <text:p/>
        </draw:line>
        <draw:line draw:style-name="gr3" draw:text-style-name="P1" draw:layer="layout" svg:x1="10.807cm" svg:y1="18.5cm" svg:x2="19.607cm" svg:y2="18.5cm">
          <text:p/>
        </draw:line>
        <draw:line draw:style-name="gr3" draw:text-style-name="P1" draw:layer="layout" svg:x1="10.807cm" svg:y1="19.3cm" svg:x2="19.607cm" svg:y2="19.3cm">
          <text:p/>
        </draw:line>
        <draw:line draw:style-name="gr3" draw:text-style-name="P1" draw:layer="layout" svg:x1="10.807cm" svg:y1="20.1cm" svg:x2="19.607cm" svg:y2="20.1cm">
          <text:p/>
        </draw:line>
        <draw:line draw:style-name="gr3" draw:text-style-name="P1" draw:layer="layout" svg:x1="20.007cm" svg:y1="16.9cm" svg:x2="28.807cm" svg:y2="16.9cm">
          <text:p/>
        </draw:line>
        <draw:line draw:style-name="gr3" draw:text-style-name="P1" draw:layer="layout" svg:x1="20.007cm" svg:y1="17.7cm" svg:x2="28.807cm" svg:y2="17.7cm">
          <text:p/>
        </draw:line>
        <draw:line draw:style-name="gr3" draw:text-style-name="P1" draw:layer="layout" svg:x1="20.007cm" svg:y1="18.5cm" svg:x2="28.807cm" svg:y2="18.5cm">
          <text:p/>
        </draw:line>
        <draw:line draw:style-name="gr3" draw:text-style-name="P1" draw:layer="layout" svg:x1="20.007cm" svg:y1="19.3cm" svg:x2="28.807cm" svg:y2="19.3cm">
          <text:p/>
        </draw:line>
        <draw:line draw:style-name="gr3" draw:text-style-name="P1" draw:layer="layout" svg:x1="20.007cm" svg:y1="20.1cm" svg:x2="28.807cm" svg:y2="20.1cm">
          <text:p/>
        </draw:line>
        <draw:line draw:style-name="gr3" draw:text-style-name="P1" draw:layer="layout" svg:x1="10.807cm" svg:y1="2.8cm" svg:x2="19.607cm" svg:y2="2.8cm">
          <text:p/>
        </draw:line>
        <draw:line draw:style-name="gr3" draw:text-style-name="P1" draw:layer="layout" svg:x1="20.007cm" svg:y1="2.8cm" svg:x2="28.907cm" svg:y2="2.8cm">
          <text:p/>
        </draw:line>
        <draw:frame draw:style-name="gr4" draw:text-style-name="P2" draw:layer="layout" svg:width="3.9cm" svg:height="0.607cm" svg:x="19.807cm" svg:y="15.794cm">
          <draw:text-box>
            <text:p><text:span text:style-name="T1">Voraussetzungen:</text:span></text:p>
          </draw:text-box>
        </draw:frame>
        <draw:frame draw:style-name="gr4" draw:text-style-name="P2" draw:layer="layout" svg:width="3.9cm" svg:height="0.607cm" svg:x="10.607cm" svg:y="15.795cm">
          <draw:text-box>
            <text:p><text:span text:style-name="T1">Komplikationen:</text:span></text:p>
          </draw:text-box>
        </draw:frame>
        <draw:frame draw:style-name="gr4" draw:text-style-name="P2" draw:layer="layout" svg:width="3.9cm" svg:height="0.607cm" svg:x="10.607cm" svg:y="0.796cm">
          <draw:text-box>
            <text:p><text:span text:style-name="T1">Notizen / Skizze</text:span></text:p>
          </draw:text-box>
        </draw:frame>
        <draw:g>
          <draw:custom-shape draw:style-name="gr8" draw:text-style-name="P4" draw:layer="layout" svg:width="0.3cm" svg:height="0.2cm" svg:x="0.8cm" svg:y="0.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2cm" svg:height="0.3cm" svg:x="0.6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4" draw:layer="layout" svg:width="0.3cm" svg:height="0.2cm" svg:x="28.6cm" svg:y="0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4" draw:layer="layout" svg:width="0.2cm" svg:height="0.3cm" svg:x="28.9cm" svg:y="0.8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8" draw:text-style-name="P4" draw:layer="layout" svg:width="0.3cm" svg:height="0.2cm" svg:x="28.6cm" svg:y="20.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9" draw:text-style-name="P4" draw:layer="layout" svg:width="0.2cm" svg:height="0.3cm" svg:x="28.9cm" svg:y="19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>
          <draw:custom-shape draw:style-name="gr8" draw:text-style-name="P4" draw:layer="layout" svg:width="0.3cm" svg:height="0.2cm" svg:x="0.8cm" svg:y="20.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9" draw:text-style-name="P4" draw:layer="layout" svg:width="0.2cm" svg:height="0.3cm" svg:x="0.6cm" svg:y="19.8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line draw:style-name="gr6" draw:text-style-name="P1" draw:layer="layout" svg:x1="0.799cm" svg:y1="6.779cm" svg:x2="9.899cm" svg:y2="6.779cm">
          <text:p/>
        </draw:line>
        <draw:line draw:style-name="gr6" draw:text-style-name="P1" draw:layer="layout" svg:x1="0.799cm" svg:y1="7.579cm" svg:x2="9.899cm" svg:y2="7.5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</meta:initial-creator>
    <meta:creation-date>2017-09-18T20:06:17.361942176</meta:creation-date>
    <dc:date>2017-09-20T21:04:49.925177368</dc:date>
    <dc:creator>Frank </dc:creator>
    <meta:editing-duration>PT1H54M52S</meta:editing-duration>
    <meta:editing-cycles>20</meta:editing-cycles>
    <meta:generator>LibreOffice/5.1.6.2$Linux_X86_64 LibreOffice_project/10m0$Build-2</meta:generator>
    <meta:printed-by>Frank </meta:printed-by>
    <meta:print-date>2017-09-18T21:46:23.463690881</meta:print-date>
    <meta:document-statistic meta:object-count="57"/>
  </office:meta>
</office:document-meta>
</file>